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gmentMerger.appendPostings( final FormatPostingsTermsConsumer termsConsumer , SegmentMergeInfo [ ] smis , int 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egmentMerger.mergeNorms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gmentMerger.accept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Abort.CheckAbort( MergePolicy . OneMerge merge , Directory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Merger.addIndexed( IndexReader reader , FieldInfos fieldInfos , Collection names , boolean storeTermVectors , boolean storePositionWithTermVector , boolean storeOffsetWithTermVector , boolean storePayloads , boolean omitT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gmentMerger.getDelCou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Merger.getDocMa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Merger.add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Merger.setMatchingSegmentReader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gmentMerger.createCompoundFile( String fileNam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egmentMerger.closeR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gmentMerger.mergeVectors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6">
            <text:p text:style-name="Table_20_Contents">26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SegmentMerger.hasPr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Merger.mergeTer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gmentMerger.SegmentMerger( IndexWriter writer , String name , MergePolicy . OneMerge mer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gmentMerger.merge( boolean mergeDocSto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gmentMerger.SegmentMerger( Directory di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Abort.work( double uni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gmentMerger.mergeFields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37">
            <text:p text:style-name="Table_20_Contents">37</text:p>
          </table:table-cell>
          <table:table-cell office:value-type="float" office:value="100">
            <text:p text:style-name="Table_20_Contents">100</text:p>
          </table:table-cell>
        </table:table-row>
        <table:table-row>
          <table:table-cell office:value-type="string">
            <text:p text:style-name="Table_20_Contents">SegmentMerger.segmentReader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Merger.mergeTermInfos( final FormatPostingsFieldsConsumer consum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SegmentMerger.mer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